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6cm" fo:min-width="6.2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9.652cm" svg:x="5.572cm" svg:y="4.937cm">
          <text:p text:style-name="P1">Name:Kanishka Madushani</text:p>
          <text:p text:style-name="P1">Index No:17020492</text:p>
          <text:p text:style-name="P1">Information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07.260683696</meta:creation-date>
    <dc:date>2018-02-19T15:14:42.803425860</dc:date>
    <meta:editing-duration>PT5M30S</meta:editing-duration>
    <meta:editing-cycles>2</meta:editing-cycles>
    <meta:generator>LibreOffice/5.1.6.2$Linux_X86_64 LibreOffice_project/10m0$Build-2</meta:generator>
    <meta:document-statistic meta:object-count="1"/>
  </office:meta>
</office:document-meta>
</file>